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width="0.098cm" svg:stroke-color="#000000" draw:stroke-linejoin="round" svg:stroke-linecap="butt" draw:fill="solid" draw:fill-color="#000000" fo:padding-top="0.049cm" fo:padding-bottom="0.049cm" fo:padding-left="0.049cm" fo:padding-right="0.049cm"/>
    </style:style>
    <style:style style:name="P1" style:family="paragraph">
      <loext:graphic-properties draw:fill="solid" draw:fill-color="#000000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3cm" svg:height="4cm" svg:x="8.6cm" svg:y="0.05cm" svg:viewBox="0 0 3001 4001" draw:points="0,1000 1499,0 3001,1000 2251,1000 2251,3003 3001,3003 1499,4001 0,3003 748,3003 748,1000">
          <text:p/>
        </draw:polygon>
        <draw:polygon draw:style-name="gr1" draw:text-style-name="P1" draw:layer="layout" svg:width="3.002cm" svg:height="4cm" svg:x="29.12cm" svg:y="0.05cm" svg:viewBox="0 0 3003 4001" draw:points="0,1000 1500,0 3003,1000 2251,1000 2251,3003 3003,3003 1500,4001 0,3003 750,3003 750,1000">
          <text:p/>
        </draw:polygon>
        <draw:polygon draw:style-name="gr1" draw:text-style-name="P1" draw:layer="layout" svg:width="3.001cm" svg:height="4cm" svg:x="44.652cm" svg:y="0.05cm" svg:viewBox="0 0 3002 4001" draw:points="0,1000 1500,0 3002,1000 2252,1000 2252,3003 3002,3003 1500,4001 0,3003 750,3003 750,10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1.24cm" fo:page-height="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1T20:43:43.763049215</dc:date>
    <meta:editing-duration>PT33S</meta:editing-duration>
    <meta:editing-cycles>1</meta:editing-cycles>
    <meta:document-statistic meta:object-count="3"/>
    <meta:generator>LibreOffice/6.2.6.2$Linux_X86_64 LibreOffice_project/20$Build-2</meta:generator>
  </office:meta>
</office:document-meta>
</file>